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xk</text:p>
          </table:table-cell>
          <table:table-cell office:value-type="string" calcext:value-type="string">
            <text:p>fk</text:p>
          </table:table-cell>
          <table:table-cell office:value-type="string" calcext:value-type="string">
            <text:p>f’k</text:p>
          </table:table-cell>
          <table:table-cell office:value-type="string" calcext:value-type="string">
            <text:p>f’’k</text:p>
          </table:table-cell>
          <table:table-cell office:value-type="string" calcext:value-type="string">
            <text:p>move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formula="of:=IF([.A3]&gt;=0;-4*[.A3]^3 + 3*[.A3]^4;4*[.A3]^3 + 3*[.A3]^4)" office:value-type="float" office:value="-0.4752" calcext:value-type="float">
            <text:p>-0,4752</text:p>
          </table:table-cell>
          <table:table-cell table:formula="of:=IF([.A3]&gt;=0;-12*[.A3]^2 + 12*[.A3]^3;12*[.A3]^2 + 12*[.A3]^3)" office:value-type="float" office:value="-1.728" calcext:value-type="float">
            <text:p>-1,728</text:p>
          </table:table-cell>
          <table:table-cell table:formula="of:=IF([.A3]&gt;=0;-24*[.A3] + 36*[.A3]^2;24*[.A3] + 36*[.A3]^2)" office:value-type="float" office:value="-1.44" calcext:value-type="float">
            <text:p>-1,44</text:p>
          </table:table-cell>
          <table:table-cell table:formula="of:=-(1/[.D3])*[.C3]" office:value-type="float" office:value="-1.2" calcext:value-type="float">
            <text:p>-1,2</text:p>
          </table:table-cell>
        </table:table-row>
        <table:table-row table:style-name="ro1">
          <table:table-cell table:formula="of:=[.A3]+[.E3]" office:value-type="float" office:value="-0.600000000000002" calcext:value-type="float">
            <text:p>-0,600000000000002</text:p>
          </table:table-cell>
          <table:table-cell table:formula="of:=IF([.A4]&gt;=0;-4*[.A4]^3 + 3*[.A4]^4;4*[.A4]^3 + 3*[.A4]^4)" office:value-type="float" office:value="-0.475200000000003" calcext:value-type="float">
            <text:p>-0,475200000000003</text:p>
          </table:table-cell>
          <table:table-cell table:formula="of:=IF([.A4]&gt;=0;-12*[.A4]^2 + 12*[.A4]^3;12*[.A4]^2 + 12*[.A4]^3)" office:value-type="float" office:value="1.728" calcext:value-type="float">
            <text:p>1,728</text:p>
          </table:table-cell>
          <table:table-cell table:formula="of:=IF([.A4]&gt;=0;-24*[.A4] + 36*[.A4]^2;24*[.A4] + 36*[.A4]^2)" office:value-type="float" office:value="-1.43999999999997" calcext:value-type="float">
            <text:p>-1,43999999999997</text:p>
          </table:table-cell>
          <table:table-cell table:formula="of:=-(1/[.D4])*[.C4]" office:value-type="float" office:value="1.20000000000003" calcext:value-type="float">
            <text:p>1,20000000000003</text:p>
          </table:table-cell>
        </table:table-row>
        <table:table-row table:style-name="ro1">
          <table:table-cell table:formula="of:=[.A4]+[.E4]" office:value-type="float" office:value="0.600000000000027" calcext:value-type="float">
            <text:p>0,600000000000027</text:p>
          </table:table-cell>
          <table:table-cell table:formula="of:=IF([.A5]&gt;=0;-4*[.A5]^3 + 3*[.A5]^4;4*[.A5]^3 + 3*[.A5]^4)" office:value-type="float" office:value="-0.475200000000046" calcext:value-type="float">
            <text:p>-0,475200000000046</text:p>
          </table:table-cell>
          <table:table-cell table:formula="of:=IF([.A5]&gt;=0;-12*[.A5]^2 + 12*[.A5]^3;12*[.A5]^2 + 12*[.A5]^3)" office:value-type="float" office:value="-1.72800000000004" calcext:value-type="float">
            <text:p>-1,72800000000004</text:p>
          </table:table-cell>
          <table:table-cell table:formula="of:=IF([.A5]&gt;=0;-24*[.A5] + 36*[.A5]^2;24*[.A5] + 36*[.A5]^2)" office:value-type="float" office:value="-1.43999999999949" calcext:value-type="float">
            <text:p>-1,43999999999949</text:p>
          </table:table-cell>
          <table:table-cell table:formula="of:=-(1/[.D5])*[.C5]" office:value-type="float" office:value="-1.20000000000046" calcext:value-type="float">
            <text:p>-1,20000000000046</text:p>
          </table:table-cell>
        </table:table-row>
        <table:table-row table:style-name="ro1">
          <table:table-cell table:formula="of:=[.A5]+[.E5]" office:value-type="float" office:value="-0.600000000000428" calcext:value-type="float">
            <text:p>-0,600000000000428</text:p>
          </table:table-cell>
          <table:table-cell table:formula="of:=IF([.A6]&gt;=0;-4*[.A6]^3 + 3*[.A6]^4;4*[.A6]^3 + 3*[.A6]^4)" office:value-type="float" office:value="-0.47520000000074" calcext:value-type="float">
            <text:p>-0,47520000000074</text:p>
          </table:table-cell>
          <table:table-cell table:formula="of:=IF([.A6]&gt;=0;-12*[.A6]^2 + 12*[.A6]^3;12*[.A6]^2 + 12*[.A6]^3)" office:value-type="float" office:value="1.72800000000062" calcext:value-type="float">
            <text:p>1,72800000000062</text:p>
          </table:table-cell>
          <table:table-cell table:formula="of:=IF([.A6]&gt;=0;-24*[.A6] + 36*[.A6]^2;24*[.A6] + 36*[.A6]^2)" office:value-type="float" office:value="-1.43999999999178" calcext:value-type="float">
            <text:p>-1,43999999999178</text:p>
          </table:table-cell>
          <table:table-cell table:formula="of:=-(1/[.D6])*[.C6]" office:value-type="float" office:value="1.20000000000728" calcext:value-type="float">
            <text:p>1,20000000000728</text:p>
          </table:table-cell>
        </table:table-row>
        <table:table-row table:style-name="ro1">
          <table:table-cell table:formula="of:=[.A6]+[.E6]" office:value-type="float" office:value="0.600000000006852" calcext:value-type="float">
            <text:p>0,600000000006852</text:p>
          </table:table-cell>
          <table:table-cell table:formula="of:=IF([.A7]&gt;=0;-4*[.A7]^3 + 3*[.A7]^4;4*[.A7]^3 + 3*[.A7]^4)" office:value-type="float" office:value="-0.475200000011839" calcext:value-type="float">
            <text:p>-0,475200000011839</text:p>
          </table:table-cell>
          <table:table-cell table:formula="of:=IF([.A7]&gt;=0;-12*[.A7]^2 + 12*[.A7]^3;12*[.A7]^2 + 12*[.A7]^3)" office:value-type="float" office:value="-1.72800000000987" calcext:value-type="float">
            <text:p>-1,72800000000987</text:p>
          </table:table-cell>
          <table:table-cell table:formula="of:=IF([.A7]&gt;=0;-24*[.A7] + 36*[.A7]^2;24*[.A7] + 36*[.A7]^2)" office:value-type="float" office:value="-1.43999999986845" calcext:value-type="float">
            <text:p>-1,43999999986845</text:p>
          </table:table-cell>
          <table:table-cell table:formula="of:=-(1/[.D7])*[.C7]" office:value-type="float" office:value="-1.20000000011648" calcext:value-type="float">
            <text:p>-1,20000000011648</text:p>
          </table:table-cell>
        </table:table-row>
        <table:table-row table:style-name="ro1">
          <table:table-cell table:formula="of:=[.A7]+[.E7]" office:value-type="float" office:value="-0.600000000109624" calcext:value-type="float">
            <text:p>-0,600000000109624</text:p>
          </table:table-cell>
          <table:table-cell table:formula="of:=IF([.A8]&gt;=0;-4*[.A8]^3 + 3*[.A8]^4;4*[.A8]^3 + 3*[.A8]^4)" office:value-type="float" office:value="-0.47520000018943" calcext:value-type="float">
            <text:p>-0,47520000018943</text:p>
          </table:table-cell>
          <table:table-cell table:formula="of:=IF([.A8]&gt;=0;-12*[.A8]^2 + 12*[.A8]^3;12*[.A8]^2 + 12*[.A8]^3)" office:value-type="float" office:value="1.72800000015786" calcext:value-type="float">
            <text:p>1,72800000015786</text:p>
          </table:table-cell>
          <table:table-cell table:formula="of:=IF([.A8]&gt;=0;-24*[.A8] + 36*[.A8]^2;24*[.A8] + 36*[.A8]^2)" office:value-type="float" office:value="-1.43999999789522" calcext:value-type="float">
            <text:p>-1,43999999789522</text:p>
          </table:table-cell>
          <table:table-cell table:formula="of:=-(1/[.D8])*[.C8]" office:value-type="float" office:value="1.20000000186361" calcext:value-type="float">
            <text:p>1,20000000186361</text:p>
          </table:table-cell>
        </table:table-row>
        <table:table-row table:style-name="ro1">
          <table:table-cell table:formula="of:=[.A8]+[.E8]" office:value-type="float" office:value="0.600000001753984" calcext:value-type="float">
            <text:p>0,600000001753984</text:p>
          </table:table-cell>
          <table:table-cell table:formula="of:=IF([.A9]&gt;=0;-4*[.A9]^3 + 3*[.A9]^4;4*[.A9]^3 + 3*[.A9]^4)" office:value-type="float" office:value="-0.475200003030884" calcext:value-type="float">
            <text:p>-0,475200003030884</text:p>
          </table:table-cell>
          <table:table-cell table:formula="of:=IF([.A9]&gt;=0;-12*[.A9]^2 + 12*[.A9]^3;12*[.A9]^2 + 12*[.A9]^3)" office:value-type="float" office:value="-1.72800000252574" calcext:value-type="float">
            <text:p>-1,72800000252574</text:p>
          </table:table-cell>
          <table:table-cell table:formula="of:=IF([.A9]&gt;=0;-24*[.A9] + 36*[.A9]^2;24*[.A9] + 36*[.A9]^2)" office:value-type="float" office:value="-1.43999996632351" calcext:value-type="float">
            <text:p>-1,43999996632351</text:p>
          </table:table-cell>
          <table:table-cell table:formula="of:=-(1/[.D9])*[.C9]" office:value-type="float" office:value="-1.20000002981773" calcext:value-type="float">
            <text:p>-1,20000002981773</text:p>
          </table:table-cell>
        </table:table-row>
        <table:table-row table:style-name="ro1">
          <table:table-cell table:formula="of:=[.A9]+[.E9]" office:value-type="float" office:value="-0.600000028063744" calcext:value-type="float">
            <text:p>-0,600000028063744</text:p>
          </table:table-cell>
          <table:table-cell table:formula="of:=IF([.A10]&gt;=0;-4*[.A10]^3 + 3*[.A10]^4;4*[.A10]^3 + 3*[.A10]^4)" office:value-type="float" office:value="-0.47520004849415" calcext:value-type="float">
            <text:p>-0,47520004849415</text:p>
          </table:table-cell>
          <table:table-cell table:formula="of:=IF([.A10]&gt;=0;-12*[.A10]^2 + 12*[.A10]^3;12*[.A10]^2 + 12*[.A10]^3)" office:value-type="float" office:value="1.72800004041178" calcext:value-type="float">
            <text:p>1,72800004041178</text:p>
          </table:table-cell>
          <table:table-cell table:formula="of:=IF([.A10]&gt;=0;-24*[.A10] + 36*[.A10]^2;24*[.A10] + 36*[.A10]^2)" office:value-type="float" office:value="-1.4399994611761" calcext:value-type="float">
            <text:p>-1,4399994611761</text:p>
          </table:table-cell>
          <table:table-cell table:formula="of:=-(1/[.D10])*[.C10]" office:value-type="float" office:value="1.20000047708384" calcext:value-type="float">
            <text:p>1,20000047708384</text:p>
          </table:table-cell>
        </table:table-row>
        <table:table-row table:style-name="ro1">
          <table:table-cell table:formula="of:=[.A10]+[.E10]" office:value-type="float" office:value="0.600000449020094" calcext:value-type="float">
            <text:p>0,600000449020094</text:p>
          </table:table-cell>
          <table:table-cell table:formula="of:=IF([.A11]&gt;=0;-4*[.A11]^3 + 3*[.A11]^4;4*[.A11]^3 + 3*[.A11]^4)" office:value-type="float" office:value="-0.475200775906868" calcext:value-type="float">
            <text:p>-0,475200775906868</text:p>
          </table:table-cell>
          <table:table-cell table:formula="of:=IF([.A11]&gt;=0;-12*[.A11]^2 + 12*[.A11]^3;12*[.A11]^2 + 12*[.A11]^3)" office:value-type="float" office:value="-1.728000646587" calcext:value-type="float">
            <text:p>-1,728000646587</text:p>
          </table:table-cell>
          <table:table-cell table:formula="of:=IF([.A11]&gt;=0;-24*[.A11] + 36*[.A11]^2;24*[.A11] + 36*[.A11]^2)" office:value-type="float" office:value="-1.43999137880693" calcext:value-type="float">
            <text:p>-1,43999137880693</text:p>
          </table:table-cell>
          <table:table-cell table:formula="of:=-(1/[.D11])*[.C11]" office:value-type="float" office:value="-1.20000763339201" calcext:value-type="float">
            <text:p>-1,200007633392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4T14:13:08.661837019</meta:creation-date>
    <dc:date>2020-02-14T14:20:11.095670346</dc:date>
    <meta:editing-duration>PT7M3S</meta:editing-duration>
    <meta:editing-cycles>1</meta:editing-cycles>
    <meta:document-statistic meta:table-count="1" meta:cell-count="50" meta:object-count="0"/>
    <meta:generator>LibreOffice/6.0.7.3$Linux_X86_64 LibreOffice_project/00m0$Build-3</meta:generator>
  </office:meta>
</office:document-meta>
</file>